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3"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xt:soft-page-break/>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4">O autor segue para uma análise em que transforma um assunto atual em tema científico: o fenômeno das rádios livres italianas é analisado, e se demonstra como deveria proceder o estudante na delimitação do tema e na escolha dos mecanismos metodológicos necessários para a construção de uma boa tese, </text:span><text:span text:style-name="T4">como a definição de rádio livre, pesquisa bibliográfica, análise da programação, entre outros (p. 27-32)].</text:span><text:span text:style-name="T3">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text:soft-page-break/>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text:soft-page-break/>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3">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ver tudo; mas, por outro lado, não deverei perder de vista o panorama global, de modo que muitos desses textos precisam ser examinados, ao menos para obter informações de segunda mão” (p. 72). Cerca de trezentos títulos foram catalogados em três tardes 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3">Após a pesquisa bibliográfica inicial, passa-se ao plano de trabalho e ao fichamento. Deve-se, de início, fazer o índice o título e a introdução da tese, para se traçar, desde <text:soft-page-break/>logo, um caminho a ser percorrido, que, sem ser imutável, dá bases concretas para o prosseguimento dos trabalhos (p. 82). O título em questão é o “secreto”, aquele que poderá ser utilizado como subtítulo da tese. Contém uma pergunta a ser respondida no decorrer do texto, sendo portanto bem específico, em contraponto com a generalidade do título principal (p. 82). O índice deverá ser feito a lápis, para facilitar reformulações posteriores, e poderá ser feito em estrutura contínua ou em árvore, com ítems ramificando-se em outros mais específicos (p. 83). Após o índice, o estudante deverá esboçar uma introdução. “Esta não é mais que o comentário analítico do índice” (p. 83). “O objetivo desta introdução fictícia (fictícia porque você a refundirá muitas vezes antes de acabar a sua tese) é permitir-lhe a fixação das idéias ao longo de uma diretriz que não será alterada exceto às custas de uma reestruturação consciente do índice” (p. 83). O índice e a introdução, serão, portanto, modificados diversas vezes durante o decorrer dos trabalhos (p. 84). A partir do momento da confecção inicial de ambos, as fichas e demais tipos de documentação elaborada pelo estudante deverão se referir ao índice, indicando em qual ponto deverão ser utilizadas. Servirão também para organizar as referências internas, que procuram evitar que se repita aquilo que já se disse no mesmo texto, além de mostrar coesão no texto. O estudante poderá adotar um fichário de idéias, dada a volatilidade do índice inicial. Assim, as referências deixam de estar no livro ou na ficha bibliográfica correspondente apontando para um ítem do índice, passando para a ficha temática, onde todos os livros que abordam determinado tema são listados (p. 88). Não será necessário para todos os tipos de tese fazer vários fichários (bibliográficos, de leitura, temático, de citação). O importante é que os existentes sejam completos e unificados(p. 90). </text:p>
      <text:p text:style-name="P3">As fontes primárias, via de regra, não devem ser fichadas. O ideal é tê-las à mão, sublinhar-lhe as partes mais importantes. Não sendo possível, é melhor tentar adquirir fotocópias e nessas trabalhar com esquemas de cores e destaques para facilitar a leitura e possibilitar o reconhecimento imediato dos trechos que mais chamaram a atenção do estudante (p. 94). </text:p>
      <text:p text:style-name="P3">A ficha mais importante do trabalho de confecção da tese é a de leitura. Um aprimoramento da ficha bibliográfica, deve conter todas as referências bibliográficas, citações chaves, a essência do conteúdo além de observações e juízos de valor sobre o texto. Servem principalmente para a literatura crítica (p 96-97). Os comentários pessoais, para distingüir-se daquilo que foi dito pelo autor, deverão ser colocados entre colchetes (p. 97). </text:p>
      <text:p text:style-name="P3"><text:soft-page-break/>Durante a leitura do material, não deve o estudante deixar de lado a humildade científica. Até mesmo o mais simples material, do mais ignorado autor, pode se tornar fundamental para o trabalho final. Uma pequena idéia, dita quase que por descuido, pode mudar os rumos da pesquisa que realizamos (p. 112-113). </text:p>
      <text:p text:style-name="P3">A tese é, via de regra, destinada a ser lida e consultada por muitas pessoas, que podem ou não ser versadas na disciplina tratada ali. Em virtude disso é importante escrevê-la com essa observação em mente, e procurar deixar o texto o mais claro possível. Mesmo os grandes mestres não se envergonham de explicar bem as coisas. “De início, definem-se os termos usados, a menos que se trate de termos consagrados e indiscutíveis pela disciplina em causa. Numa tese de lógica formal, não precisarei definir um termo como 'implicação'” (p. 116). A tese é, em suma, escrita para a humanidade, e não para o examinador (p. 117). Deve-se utilizar frases curtas, sem receio de repetir o sujeito da frase duas vezes, eliminando-se o excesso de pronomes e orações subordinadas. Não se deve tentar romper com o discurso tradicional. A tese não pode ser escrita, por exemplo, em prosa. Quando se fala sobre operários, não se deve escrever como um, mas como um filosofo, como fez Marx (p. 119). <text:s text:c="2"/>Parágrafos devem ser abertos com freqüência, e o orientador ou algum amigo deve ser consultado para opinar sobre a clareza do texto. Vários artifícios retóricos podem ser utilizados. Litotes, metáforas, ironia. Outra regra prática é a de sempre se definir um termo quando o utilizamos pela primeira vez, devendo-se evitar utilizar termos que não se sabe definir. “Não comece a explicar onde fica Roma para depois não explicar onde fica Timbuctu”: se o estudante define aquilo que é do conhecimento presumido de um leitor, não pode se furtar a explicar o que não é universalmente conhecido (p. 121). Não se deve utilizar artigos na frente de nomes próprios, nem aportuguesá-los, a não ser em casos de traduções consagradas, como Platão e Tomás de Aquino. As opiniões próprias devem ser expressadas, se necessário, na primeira pessoa do plural, como por exemplo em “... o artigo citado anteriormente nos demonstra que ...”. </text:p>
      <text:p text:style-name="P3">Em uma tese, as citações podem ser de textos a serem comentados ou de apoio à nossa interpretação. A depender da tese a citação pode ser fundamental ou apenas manifestação da preguiça do estudante (p. 123). Como regras para a citação pode-se enumerar que 1) Os textos-objeto de análise interpretativa são citados com razoável amplitude; 2) Os textos da literatura crítica só são citados quando, com sua autoridade, corroboram ou confirmam afirmação nossa (p. 123); 3) A citação pressupõe que a idéia do autor citado seja compartilhada, a menos que o trecho seja precedido e seguido de <text:soft-page-break/>expressões críticas; 4) De todas as citações, devem ser claramente reconhecíveis o autor e a fonte impressa ou manuscrita; 5) As citações de fontes primárias devem de preferência ser colhidas da edição crítica ou da edição mais conceituada; 6) Quando se estuda um autor estrangeiro as citações devem ser feitas na língua original (p. 124); 7) A remissão ao autor e à obra deve ser clara (p. 125); 8) Quando uma citação não ultrapassa duas ou três linhas, pode-se inseri-la no corpo do parágrafo entre aspas duplas. Quando a citação é mais longa, é melhor colocá-la em espaço um com entrada caso em que não serão necessárias aspas (p. 126); 9) As citações devem ser fiéis; 10) A referência deve ser <text:span text:style-name="T1">exata </text:span>e<text:span text:style-name="T1"> precisa</text:span>, bem como <text:span text:style-name="T1">verificável</text:span> por todos (p. 127). Durante o fichamento dos livros, deve-se tomar cuidado para evitar copiar as palavras do autor sem indicar como citação, pois pode-se incorrer no erro de usar o trecho como se paráfrase fosse e cometer plágio (p. 130). </text:p>
      <text:p text:style-name="P3">O texto da tese irá contar com notas de rodapé. Embora seja opinião difundida que muitas notas denunciam esnobismo erudito, quando utilizadas na medida certa, são importantes. Indicam as fontes das citações; acrescentam ao assunto discutido no texto outras indicações bibliográficas de reforço; servem para remissões externas e internas; introduzem uma citação de reforço; ampliam as afirmações que se faz no texto; corrigem as afirmações do texto; podem ter a tradução de um texto e ainda paga “dívidas” bibliográficas: citar um autor do qual se extraiu uma idéia ou informação, por exemplo (p. 132-133). Notas não devem ser excessivamente longas, sob pena de transformarem-se em apêndices, que deveriam ser anexados ao fim da tese. A nota com referência bibliográfica para citações no texto não deve ser o único local onde a referência se encontra. Na bibliografia final devem constar todos os textos e autores utilizados durante o decorrer da tese. Uma forma de referência bibliográfica utilizada em notas é o sistema <text:span text:style-name="T1">autor-data</text:span>, em que se menciona, após uma citação ou referência, ao nome do autor e ano de publicação do texto em questão. Na bibliografia final, o leitor poderá perceber, com facilidade, a obra daquele autor publicada no ano em questão que foi utilizada pelo estudante. Dessa forma, reduz-se em muito o volume e tamanho das notas referenciais (p. 136). </text:p>
      <text:p text:style-name="P3">Algumas armadilhas devem ser evitadas pelo estudante. Não se deve, por exemplo, utilizar referências ou notas para informações que sejam de conhecimento comum, como a data da morte de Napoleão Bonaparte, por exemplo; Nem mesmo atribuir a um autor a idéia que ele já apresenta como de outro; não acrescentar ou cortar notas apenas para acertar a numeração [conselho que hoje se torna menos aplicável em face do uso de <text:soft-page-break/>computadores para a redação das teses – desde que utilizados proeficientemente]; deve-se seguir as regras adequadas para citação de fontes de segunda-mão; dar informações precisas sobre edições críticas, revisões e similares, como organizador, número da edição, entre outros; e tomar cuidado ao citar um autor antigo a partir de fontes estrangeiras, pois culturas diferentes podem ter traduções tradicionalmente aceitas na região para o nome de autores e obras; deve-se aprender a formar adjetivos a partir de nomes próprios estrangeiros: cartesiano, voltariano, rimbaudiano; tomar-se cuidado com números em livros em inglês, pois o ponto e a vírgula nos numerais têm significado inverso das línguas latinas: 2,625 equivale ao nosso 2.625, enquanto que 2.25 ao nosso 2,25; e cuidado especial para incluir agradecimentos no início ou no final da obra (p. 140-142). </text:p>
      <text:p text:style-name="P3">Um ponto importante é o orgulho científico. Se pesquisou por meses, debruçou-se sobre inúmeros livros versando sobre determinado tema, o estudante há de se considerar um especialista no assunto. Em nada valem trechos como “Não estamos à altura de afrontar tal assunto, mas arriscaremos a hipótese...”. Deve-se dizer o que se tem a dizer sem hesitar. Faz parte do trabalho científico se expor a críticas, fazendo papel de funcionário da humanidade, que muito sobre aquilo pesquisou e, naquele assunto, fala em nome da coletivida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20T00:43:28</dc:date>
    <meta:editing-cycles>209</meta:editing-cycles>
    <meta:editing-duration>PT15H43M53S</meta:editing-duration>
    <meta:user-defined meta:name="Info 1"/>
    <meta:user-defined meta:name="Info 2"/>
    <meta:user-defined meta:name="Info 3"/>
    <meta:user-defined meta:name="Info 4"/>
    <meta:document-statistic meta:table-count="0" meta:image-count="0" meta:object-count="0" meta:page-count="8" meta:paragraph-count="22" meta:word-count="3444" meta:character-count="20822"/>
  </office:meta>
</office:document-meta>
</file>